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383d" officeooo:paragraph-rsid="0011383d"/>
    </style:style>
    <style:style style:name="P2" style:family="paragraph" style:parent-style-name="Standard">
      <style:text-properties style:text-underline-style="none" officeooo:rsid="0011ada4" officeooo:paragraph-rsid="0011ada4"/>
    </style:style>
    <style:style style:name="P3" style:family="paragraph" style:parent-style-name="Standard">
      <style:text-properties style:text-underline-style="none" officeooo:rsid="0012b1e8" officeooo:paragraph-rsid="0012b1e8"/>
    </style:style>
    <style:style style:name="P4" style:family="paragraph" style:parent-style-name="Standard">
      <style:text-properties style:text-underline-style="none" fo:font-weight="bold" officeooo:rsid="0011ada4" officeooo:paragraph-rsid="0011ada4" style:font-weight-asian="bold" style:font-weight-complex="bold"/>
    </style:style>
    <style:style style:name="P5" style:family="paragraph" style:parent-style-name="Standard">
      <style:text-properties style:text-underline-style="none" fo:font-weight="bold" officeooo:rsid="0012b1e8" officeooo:paragraph-rsid="0012b1e8" style:font-weight-asian="bold" style:font-weight-complex="bold"/>
    </style:style>
    <style:style style:name="P6" style:family="paragraph" style:parent-style-name="Standard">
      <style:text-properties fo:font-weight="bold" officeooo:rsid="001465ba" officeooo:paragraph-rsid="001465ba" style:font-weight-asian="bold" style:font-weight-complex="bold"/>
    </style:style>
    <style:style style:name="P7" style:family="paragraph" style:parent-style-name="Standard">
      <style:text-properties fo:font-size="14pt" fo:font-weight="bold" officeooo:rsid="0011383d" officeooo:paragraph-rsid="0011383d" style:font-size-asian="14pt" style:font-weight-asian="bold" style:font-size-complex="14pt" style:font-weight-complex="bold"/>
    </style:style>
    <style:style style:name="P8" style:family="paragraph" style:parent-style-name="Standard">
      <style:text-properties fo:font-size="14pt" fo:font-weight="bold" officeooo:rsid="0011383d" officeooo:paragraph-rsid="0012b1e8" style:font-size-asian="14pt" style:font-weight-asian="bold" style:font-size-complex="14pt" style:font-weight-complex="bold"/>
    </style:style>
    <style:style style:name="P9" style:family="paragraph" style:parent-style-name="Standard">
      <style:text-properties fo:font-size="14pt" fo:font-weight="bold" officeooo:rsid="0011383d" officeooo:paragraph-rsid="0013858c" style:font-size-asian="14pt" style:font-weight-asian="bold" style:font-size-complex="14pt" style:font-weight-complex="bold"/>
    </style:style>
    <style:style style:name="P10" style:family="paragraph" style:parent-style-name="Standard">
      <style:text-properties fo:font-size="14pt" fo:font-weight="bold" officeooo:rsid="0011383d" officeooo:paragraph-rsid="001465ba" style:font-size-asian="14pt" style:font-weight-asian="bold" style:font-size-complex="14pt" style:font-weight-complex="bold"/>
    </style:style>
    <style:style style:name="P11" style:family="paragraph" style:parent-style-name="Standard">
      <style:text-properties fo:font-size="14pt" style:text-underline-style="none" fo:font-weight="bold" officeooo:rsid="0017c482" officeooo:paragraph-rsid="0017c482" style:font-size-asian="14pt" style:font-weight-asian="bold" style:font-size-complex="14pt" style:font-weight-complex="bold"/>
    </style:style>
    <style:style style:name="P12" style:family="paragraph" style:parent-style-name="Standard">
      <style:text-properties fo:font-size="14pt" style:text-underline-style="none" fo:font-weight="bold" officeooo:rsid="00183e00" officeooo:paragraph-rsid="00183e00" style:font-size-asian="12.25pt" style:font-weight-asian="bold" style:font-size-complex="14pt" style:font-weight-complex="bold"/>
    </style:style>
    <style:style style:name="P13" style:family="paragraph" style:parent-style-name="Standard">
      <style:text-properties fo:font-size="12pt" style:text-underline-style="none" fo:font-weight="bold" officeooo:rsid="0012b1e8" officeooo:paragraph-rsid="0012b1e8" style:font-size-asian="10.5pt" style:font-weight-asian="bold" style:font-size-complex="12pt" style:font-weight-complex="bold"/>
    </style:style>
    <style:style style:name="P14" style:family="paragraph" style:parent-style-name="Standard">
      <style:text-properties fo:font-size="12pt" style:text-underline-style="none" fo:font-weight="bold" officeooo:rsid="0013858c" officeooo:paragraph-rsid="0013858c" style:font-size-asian="10.5pt" style:font-weight-asian="bold" style:font-size-complex="12pt" style:font-weight-complex="bold"/>
    </style:style>
    <style:style style:name="P15" style:family="paragraph" style:parent-style-name="Standard">
      <style:text-properties fo:font-size="12pt" style:text-underline-style="none" fo:font-weight="bold" officeooo:rsid="001465ba" officeooo:paragraph-rsid="001465ba" style:font-size-asian="10.5pt" style:font-weight-asian="bold" style:font-size-complex="12pt" style:font-weight-complex="bold"/>
    </style:style>
    <style:style style:name="P16" style:family="paragraph" style:parent-style-name="Standard">
      <style:text-properties fo:font-size="12pt" style:text-underline-style="none" fo:font-weight="bold" officeooo:rsid="001465ba" officeooo:paragraph-rsid="0015b398" style:font-size-asian="10.5pt" style:font-weight-asian="bold" style:font-size-complex="12pt" style:font-weight-complex="bold"/>
    </style:style>
    <style:style style:name="P17" style:family="paragraph" style:parent-style-name="Standard">
      <style:text-properties fo:font-size="12pt" style:text-underline-style="none" fo:font-weight="bold" officeooo:rsid="001465ba" officeooo:paragraph-rsid="001624aa" style:font-size-asian="10.5pt" style:font-weight-asian="bold" style:font-size-complex="12pt" style:font-weight-complex="bold"/>
    </style:style>
    <style:style style:name="P18" style:family="paragraph" style:parent-style-name="Standard">
      <style:text-properties fo:font-size="12pt" style:text-underline-style="none" fo:font-weight="bold" officeooo:rsid="0015b398" officeooo:paragraph-rsid="0015b398" style:font-size-asian="10.5pt" style:font-weight-asian="bold" style:font-size-complex="12pt" style:font-weight-complex="bold"/>
    </style:style>
    <style:style style:name="P19" style:family="paragraph" style:parent-style-name="Standard">
      <style:text-properties fo:font-size="12pt" style:text-underline-style="none" fo:font-weight="bold" officeooo:rsid="001624aa" officeooo:paragraph-rsid="001624aa" style:font-size-asian="10.5pt" style:font-weight-asian="bold" style:font-size-complex="12pt" style:font-weight-complex="bold"/>
    </style:style>
    <style:style style:name="P20" style:family="paragraph" style:parent-style-name="Standard">
      <style:text-properties fo:font-size="12pt" style:text-underline-style="none" fo:font-weight="bold" officeooo:rsid="001624aa" officeooo:paragraph-rsid="0017c482" style:font-size-asian="10.5pt" style:font-weight-asian="bold" style:font-size-complex="12pt" style:font-weight-complex="bold"/>
    </style:style>
    <style:style style:name="P21" style:family="paragraph" style:parent-style-name="Standard">
      <style:text-properties fo:font-size="12pt" style:text-underline-style="none" fo:font-weight="bold" officeooo:rsid="0017c482" officeooo:paragraph-rsid="0017c482" style:font-size-asian="10.5pt" style:font-weight-asian="bold" style:font-size-complex="12pt" style:font-weight-complex="bold"/>
    </style:style>
    <style:style style:name="P22" style:family="paragraph" style:parent-style-name="Standard">
      <style:text-properties fo:font-size="12pt" style:text-underline-style="none" fo:font-weight="bold" officeooo:rsid="0018a6de" officeooo:paragraph-rsid="0018a6de" style:font-size-asian="10.5pt" style:font-weight-asian="bold" style:font-size-complex="12pt" style:font-weight-complex="bold"/>
    </style:style>
    <style:style style:name="P23" style:family="paragraph" style:parent-style-name="Standard">
      <style:text-properties fo:font-size="12pt" style:text-underline-style="none" fo:font-weight="normal" officeooo:rsid="001624aa" officeooo:paragraph-rsid="001624aa"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17c482" officeooo:paragraph-rsid="0017c482" style:font-size-asian="10.5pt" style:font-weight-asian="normal" style:font-size-complex="12pt" style:font-weight-complex="normal"/>
    </style:style>
    <style:style style:name="P25" style:family="paragraph" style:parent-style-name="Standard">
      <style:text-properties fo:color="#000000" loext:opacity="100%" fo:font-size="18pt" style:text-underline-style="solid" style:text-underline-width="auto" style:text-underline-color="font-color" fo:font-weight="bold" officeooo:rsid="0011383d" officeooo:paragraph-rsid="0011383d" fo:background-color="#81aca6" style:font-size-asian="18pt" style:font-weight-asian="bold" style:font-size-complex="18pt" style:font-weight-complex="bold"/>
    </style:style>
    <style:style style:name="P26" style:family="paragraph" style:parent-style-name="Standard">
      <style:text-properties officeooo:paragraph-rsid="001465ba"/>
    </style:style>
    <style:style style:name="P27" style:family="paragraph" style:parent-style-name="Standard">
      <style:text-properties officeooo:paragraph-rsid="0017c482"/>
    </style:style>
    <style:style style:name="P28" style:family="paragraph" style:parent-style-name="Standard">
      <style:text-properties officeooo:paragraph-rsid="0018a6d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text-properties fo:font-size="12pt" style:text-underline-style="none" fo:font-weight="bold" officeooo:rsid="0017c482" officeooo:paragraph-rsid="0017c482" style:font-size-asian="10.5pt" style:font-weight-asian="bold" style:font-size-complex="12pt" style:font-weight-complex="bold"/>
    </style:style>
    <style:style style:name="P32" style:family="paragraph" style:parent-style-name="Text_20_body" style:list-style-name="L3"/>
    <style:style style:name="P33" style:family="paragraph" style:parent-style-name="Text_20_body" style:list-style-name="L3">
      <style:text-properties officeooo:paragraph-rsid="0018a6d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ada4"/>
    </style:style>
    <style:style style:name="T3" style:family="text">
      <style:text-properties style:text-underline-style="solid" style:text-underline-width="auto" style:text-underline-color="font-color" officeooo:rsid="0013858c"/>
    </style:style>
    <style:style style:name="T4" style:family="text">
      <style:text-properties style:text-underline-style="solid" style:text-underline-width="auto" style:text-underline-color="font-color" officeooo:rsid="001465ba"/>
    </style:style>
    <style:style style:name="T5" style:family="text">
      <style:text-properties officeooo:rsid="0012b1e8"/>
    </style:style>
    <style:style style:name="T6" style:family="text">
      <style:text-properties style:text-line-through-style="none" style:text-line-through-type="none" style:text-underline-style="solid" style:text-underline-width="auto" style:text-underline-color="font-color" officeooo:rsid="0012b1e8"/>
    </style:style>
    <style:style style:name="T7" style:family="text">
      <style:text-properties fo:font-weight="bold" style:font-weight-asian="bold" style:font-weight-complex="bold"/>
    </style:style>
    <style:style style:name="T8" style:family="text">
      <style:text-properties fo:font-weight="bold" officeooo:rsid="001465ba"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3858c" style:font-weight-asian="normal" style:font-weight-complex="normal"/>
    </style:style>
    <style:style style:name="T11" style:family="text">
      <style:text-properties fo:font-weight="normal" officeooo:rsid="001465ba" style:font-weight-asian="normal" style:font-weight-complex="normal"/>
    </style:style>
    <style:style style:name="T12" style:family="text">
      <style:text-properties fo:font-weight="normal" officeooo:rsid="0015b398" style:font-weight-asian="normal" style:font-weight-complex="normal"/>
    </style:style>
    <style:style style:name="T13" style:family="text">
      <style:text-properties fo:font-weight="normal" officeooo:rsid="00183e00" style:font-weight-asian="normal" style:font-weight-complex="normal"/>
    </style:style>
    <style:style style:name="T14" style:family="text">
      <style:text-properties officeooo:rsid="0013858c"/>
    </style:style>
    <style:style style:name="T15" style:family="text">
      <style:text-properties fo:font-size="12pt" style:text-underline-style="none" fo:font-weight="bold" officeooo:rsid="001465ba" style:font-size-asian="10.5pt" style:font-weight-asian="bold" style:font-size-complex="12pt" style:font-weight-complex="bold"/>
    </style:style>
    <style:style style:name="T16" style:family="text">
      <style:text-properties fo:font-size="12pt" style:text-underline-style="none" fo:font-weight="bold" officeooo:rsid="0018a6de" style:font-size-asian="10.5pt" style:font-weight-asian="bold" style:font-size-complex="12pt" style:font-weight-complex="bold"/>
    </style:style>
    <style:style style:name="T17" style:family="text">
      <style:text-properties fo:font-size="12pt" style:text-underline-style="none" fo:font-weight="bold" officeooo:rsid="00183e00" style:font-size-asian="10.5pt" style:font-weight-asian="bold" style:font-size-complex="12pt" style:font-weight-complex="bold"/>
    </style:style>
    <style:style style:name="T18" style:family="text">
      <style:text-properties fo:font-size="12pt" style:text-underline-style="none" fo:font-weight="normal" style:font-size-asian="10.5pt" style:font-weight-asian="normal" style:font-size-complex="12pt" style:font-weight-complex="normal"/>
    </style:style>
    <style:style style:name="T19" style:family="text">
      <style:text-properties fo:font-size="12pt" style:text-underline-style="none" fo:font-weight="normal" officeooo:rsid="001465ba" style:font-size-asian="10.5pt" style:font-weight-asian="normal" style:font-size-complex="12pt" style:font-weight-complex="normal"/>
    </style:style>
    <style:style style:name="T20" style:family="text">
      <style:text-properties fo:font-size="12pt" style:text-underline-style="none" fo:font-weight="normal" officeooo:rsid="00183e00" style:font-size-asian="10.5pt" style:font-weight-asian="normal" style:font-size-complex="12pt" style:font-weight-complex="normal"/>
    </style:style>
    <style:style style:name="T21" style:family="text">
      <style:text-properties fo:font-size="12pt" style:text-underline-style="none" fo:font-weight="normal" officeooo:rsid="0018a6de" style:font-size-asian="10.5pt" style:font-weight-asian="normal" style:font-size-complex="12pt" style:font-weight-complex="normal"/>
    </style:style>
    <style:style style:name="T22" style:family="text">
      <style:text-properties fo:font-size="12pt" style:text-underline-style="none" style:font-size-asian="10.5pt" style:font-size-complex="12pt"/>
    </style:style>
    <style:style style:name="T23" style:family="text">
      <style:text-properties fo:font-size="12pt" style:font-size-asian="12pt" style:font-size-complex="12pt"/>
    </style:style>
    <style:style style:name="T24" style:family="text">
      <style:text-properties fo:font-size="12pt" style:font-size-asian="10.5pt" style:font-size-complex="12pt"/>
    </style:style>
    <style:style style:name="T25" style:family="text">
      <style:text-properties fo:font-size="12pt" officeooo:rsid="0018a6de" style:font-size-asian="10.5pt" style:font-size-complex="12pt"/>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18a6de" style:font-size-asian="10.5pt" style:font-weight-asian="normal" style:font-size-complex="12pt" style:font-weight-complex="normal"/>
    </style:style>
    <style:style style:name="T28" style:family="text">
      <style:text-properties fo:font-size="12pt" fo:font-style="normal" style:text-underline-style="none" fo:font-weight="bold" officeooo:rsid="001624aa" style:font-size-asian="10.5pt" style:font-style-asian="normal" style:font-weight-asian="bold" style:font-size-complex="12pt" style:font-style-complex="normal" style:font-weight-complex="bold"/>
    </style:style>
    <style:style style:name="T29" style:family="text">
      <style:text-properties fo:font-size="12pt" fo:font-style="normal" style:text-underline-style="none" fo:font-weight="bold" officeooo:rsid="0018a6de" style:font-size-asian="10.5pt" style:font-style-asian="normal" style:font-weight-asian="bold" style:font-size-complex="12pt" style:font-style-complex="normal" style:font-weight-complex="bold"/>
    </style:style>
    <style:style style:name="T30" style:family="text">
      <style:text-properties fo:font-size="12pt" fo:font-style="normal" style:text-underline-style="none" fo:font-weight="normal" officeooo:rsid="0018a6de" style:font-size-asian="10.5pt" style:font-style-asian="normal" style:font-weight-asian="normal" style:font-size-complex="12pt" style:font-style-complex="normal" style:font-weight-complex="normal"/>
    </style:style>
    <style:style style:name="T31" style:family="text">
      <style:text-properties officeooo:rsid="001465ba"/>
    </style:style>
    <style:style style:name="T32" style:family="text">
      <style:text-properties fo:font-size="14pt" officeooo:rsid="0013858c" style:font-size-asian="14pt" style:font-size-complex="14pt"/>
    </style:style>
    <style:style style:name="T33" style:family="text">
      <style:text-properties fo:font-size="14pt" fo:font-weight="normal" officeooo:rsid="0011383d" style:font-size-asian="14pt" style:font-weight-asian="normal" style:font-size-complex="14pt" style:font-weight-complex="normal"/>
    </style:style>
    <style:style style:name="T34" style:family="text">
      <style:text-properties fo:font-size="14pt" fo:font-weight="normal" officeooo:rsid="0015b398" style:font-size-asian="14pt" style:font-weight-asian="normal" style:font-size-complex="14pt" style:font-weight-complex="normal"/>
    </style:style>
    <style:style style:name="T35" style:family="text">
      <style:text-properties fo:font-size="14pt" style:text-underline-style="solid" style:text-underline-width="auto" style:text-underline-color="font-color" officeooo:rsid="0013858c" style:font-size-asian="14pt" style:font-size-complex="14pt"/>
    </style:style>
    <style:style style:name="T36" style:family="text">
      <style:text-properties fo:font-size="14pt" style:text-underline-style="solid" style:text-underline-width="auto" style:text-underline-color="font-color" officeooo:rsid="0015b398" style:font-size-asian="14pt" style:font-size-complex="14pt"/>
    </style:style>
    <style:style style:name="T37" style:family="text">
      <style:text-properties fo:font-size="14pt" style:text-underline-style="solid" style:text-underline-width="auto" style:text-underline-color="font-color" officeooo:rsid="001624aa" style:font-size-asian="14pt" style:font-size-complex="14pt"/>
    </style:style>
    <style:style style:name="T38" style:family="text">
      <style:text-properties fo:font-size="14pt" style:text-underline-style="solid" style:text-underline-width="auto" style:text-underline-color="font-color" fo:font-weight="normal" officeooo:rsid="0011383d" style:font-size-asian="14pt" style:font-weight-asian="normal" style:font-size-complex="14pt" style:font-weight-complex="normal"/>
    </style:style>
    <style:style style:name="T39" style:family="text">
      <style:text-properties fo:font-size="14pt" style:text-underline-style="solid" style:text-underline-width="auto" style:text-underline-color="font-color" fo:font-weight="normal" officeooo:rsid="001624aa" style:font-size-asian="14pt" style:font-weight-asian="normal" style:font-size-complex="14pt" style:font-weight-complex="normal"/>
    </style:style>
    <style:style style:name="T40" style:family="text">
      <style:text-properties officeooo:rsid="0013858c" style:font-size-asian="12pt"/>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actica 1 – Introduccion a los sistemas operativos</text:p>
      <text:p text:style-name="P1"/>
      <text:p text:style-name="P7">1- <text:span text:style-name="T2">Caracteristicas GNU/LINUX:</text:span></text:p>
      <text:p text:style-name="P2"/>
      <text:p text:style-name="P2"><text:span text:style-name="T8">A</text:span><text:span text:style-name="T7">-</text:span> Sistema operativo tipo Unix (Unix line), pero linux, S.O diseñado por miles de programadores, gratuito y de libre distribucion, posee varias distribuciones, es de codigo abierto, lo que nos permite estudiarlo, personalizarlo, etc.</text:p>
      <text:p text:style-name="P2"/>
      <text:p text:style-name="P2"><text:span text:style-name="T8">B</text:span><text:span text:style-name="T7">-</text:span> <text:span text:style-name="T1">LINUX:</text:span></text:p>
      <text:p text:style-name="P2"><text:span text:style-name="T1"/></text:p>
      <text:p text:style-name="P2">- gratuito y de codigo abierto.</text:p>
      <text:p text:style-name="P2">- altamente personalizable.</text:p>
      <text:p text:style-name="P2">- ligero, corre en antiguos equipos.</text:p>
      <text:p text:style-name="P2">- excelente para desarrrollo, servidores, poco soporte en juegos.</text:p>
      <text:p text:style-name="P2">- mas seguro, por su arquitectura.</text:p>
      <text:p text:style-name="P2"/>
      <text:p text:style-name="P2"><text:s text:c="4"/><text:span text:style-name="T1">WINDOWS:</text:span></text:p>
      <text:p text:style-name="P2"/>
      <text:p text:style-name="P2">- pago y de codigo cerrado.</text:p>
      <text:p text:style-name="P2">- personalizacion limitada.</text:p>
      <text:p text:style-name="P2">- mas pesado, requiere hardware moderno.</text:p>
      <text:p text:style-name="P2">- amplia compatibilidad con programas, juegos y hardware.</text:p>
      <text:p text:style-name="P2">- mas atacado por malwares.</text:p>
      <text:p text:style-name="P2"/>
      <text:p text:style-name="P2"><text:span text:style-name="T8">C</text:span><text:span text:style-name="T7">- </text:span>GNU: Gnu No es Unix.</text:p>
      <text:p text:style-name="P4"/>
      <text:p text:style-name="P2"><text:span text:style-name="T8">D</text:span><text:span text:style-name="T7">- </text:span>Iniciado por Richard Stallman en 1933 <text:span text:style-name="T5">con el fin de crear un Unix libre (el sistema GNU). Para asegurar que el mismo fuera libre, se necesito </text:span>crear un marco regulatorio conocido como GPL (General Public License de GNU). En 1985, Stallman crea la FSF (Free Software Foundation), con el fin de financiar el proyecto GNU. En 1990, GNU ya contaba con un editor de textos (Emacs), un compilador (GCC) y gran cantidad de bibliotecas que componen un Unix típico. Faltaba el componente principal, <text:span text:style-name="T5">este era e</text:span>l Núcleo (Kernel). Si bien ya se venía trabajando en un núcleo conocido como TRIX, es en 1988 que se decide abandonarlo debido a su complejidad (corría en hardware muy costoso). En este momento se decide adoptar como base el núcleo MACH para crear GNU Hurd, el cual tampoco prosperó. Linus Torvalds ya venía trabajando desde 1991 en un</text:p>
      <text:p text:style-name="P2">Kernel denominado Linux, el cual se distribuiría bajo licencia GPL. En el año 1992, Torvalds y Stallman deciden fusionar ambos proyectos, y es allí donde nace GNU/Linux. GNU/Linux pertenece al desarrollo del software libre. Licencia Pública General de GNU. Creada en el año 1989 por la FSF. Su objetivo principal es proteger la libre distribución, modificación y uso del software GNU. Su propósito es declarar que todo software publicado bajo esta licencia, es libre y está protegido teniendo en cuenta las 4 libertades principales ya vistas. La versión actual de la licencia es la 3.</text:p>
      <text:p text:style-name="P2"/>
      <text:p text:style-name="P3"><text:span text:style-name="T8">E</text:span><text:span text:style-name="T7">-</text:span> Si, es multitarea, esto quiere decir que linux puede ejecutar multiples programas o proceso de forma concurrente, dando la impresion de que se ejecutan al mismo tiempo, aunque en realidad el procesador esta alterando rapidamente entre ellos.</text:p>
      <text:p text:style-name="P5"/>
      <text:p text:style-name="P3"><text:span text:style-name="T8">F</text:span><text:span text:style-name="T7">-</text:span> Posix (Portable Operating System Interface) conjunto de estandares desarrollados por el IEEE para asegurar la compatiblidad entre sistemas operativos.</text:p>
      <text:p text:style-name="P3"/>
      <text:p text:style-name="P8"/>
      <text:p text:style-name="P8"><text:soft-page-break/></text:p>
      <text:p text:style-name="P8"><text:span text:style-name="T14">2</text:span>- <text:span text:style-name="T6">Distribuciones <text:s/>de GNU/Linux</text:span><text:span text:style-name="T2">:</text:span></text:p>
      <text:p text:style-name="P8"><text:span text:style-name="T2"/></text:p>
      <text:p text:style-name="P13"><text:span text:style-name="T31">A</text:span>- <text:span text:style-name="T10">Una distribucion es una customizacion de GNU/Linux formada por una version de kernel y determinados programas con sus configuraciones.</text:span></text:p>
      <text:p text:style-name="P13"><text:span text:style-name="T10"><text:s/></text:span></text:p>
      <text:p text:style-name="P13"><text:span text:style-name="T10">- Ubuntu: facil de usar, enfocada en principiantes, basada en debian.</text:span></text:p>
      <text:p text:style-name="P13"><text:span text:style-name="T10">- Debian: muy estable, ideal para servidores, no actualiza tan rapido, prioriza la estabilidad, base de muchos otras.</text:span></text:p>
      <text:p text:style-name="P13"><text:span text:style-name="T10">- Fedora: software muy actualizado, orientada a desarrolladores, base de Red Hat.</text:span></text:p>
      <text:p text:style-name="P13"><text:span text:style-name="T10">- Arch Linux: minimalista, instalas lo que queres, necesita conocimientos tecnicos, se actualiza constantemente.</text:span></text:p>
      <text:p text:style-name="P13"><text:span text:style-name="T10"/></text:p>
      <text:p text:style-name="P14"><text:span text:style-name="T31">B</text:span>-<text:span text:style-name="T9"> Se diferencian por como se instalan y gestionan el software, a quien esta dirigida, que tan actualizada esta y que software ofrece.</text:span></text:p>
      <text:p text:style-name="P14"><text:span text:style-name="T9"/></text:p>
      <text:p text:style-name="P14"><text:span text:style-name="T31">C</text:span>- <text:span text:style-name="T9">Debian es una distro de linux completamente libre. Su objetivo es ofrecer un S.O de software libre riguroso y confiable. Compatible con muchas arquitecturas de hardware. SE rige por un contrato social y las guias de software libre (DFSG).</text:span></text:p>
      <text:p text:style-name="P14"><text:span text:style-name="T9">Cronologia: </text:span></text:p>
      <text:p text:style-name="P14"><text:span text:style-name="T9">- 1993: Murdock anuncia la creacion del proyecto debian.</text:span></text:p>
      <text:p text:style-name="P14"><text:span text:style-name="T9">- 1997: se ratifica el contrato social 1.0.</text:span></text:p>
      <text:p text:style-name="P14"><text:span text:style-name="T9">- siglo XXI Debian se expande.</text:span></text:p>
      <text:p text:style-name="P14"><text:span text:style-name="T9">- lanzamientos claves recientes: Debian 11 “Bullseye” (2021), Debian 12 “Bookworm” (2023), Debian 13 “Trixie” (2025).</text:span></text:p>
      <text:p text:style-name="P14"><text:span text:style-name="T9"/></text:p>
      <text:p text:style-name="P9"><text:span text:style-name="T11">3</text:span><text:span text:style-name="T9">- </text:span><text:span text:style-name="T3">Estructura de GNU/Linux:</text:span></text:p>
      <text:p text:style-name="P9"><text:span text:style-name="T3"/></text:p>
      <text:p text:style-name="P14"><text:span text:style-name="T31">A</text:span>- <text:span text:style-name="T11">El Kernel, el espacio de usuario y el sistema de archivos.</text:span></text:p>
      <text:p text:style-name="P14"><text:span text:style-name="T11"/></text:p>
      <text:p text:style-name="P15">B- <text:span text:style-name="T9">El nucleo (Kernel), Ejecuta programas y gestiona dispositivos de hardware. Es el encargado de que el software y el hardware puedan trabajar juntos. Sus funciones más importantes son la administración de memoria, CPU y la E/S. En si, y en un sentido estricto, es el sistema operativo es un núcleo monolítico híbrido:</text:span></text:p>
      <text:p text:style-name="P15"><text:span text:style-name="T9">• Los drivers y código del Kernel se ejecutan en modo privilegiado.</text:span></text:p>
      <text:p text:style-name="P15"><text:span text:style-name="T9">• Lo que lo hace híbrido es la capacidad de cargar y descargar funcionalidad a través de <text:tab/>módulos.</text:span></text:p>
      <text:p text:style-name="P15"><text:span text:style-name="T9">Está licenciado bajo la licencia GPL v2.</text:span></text:p>
      <text:p text:style-name="P15"><text:span text:style-name="T9"/></text:p>
      <text:p text:style-name="P10"><text:span text:style-name="T11">4</text:span><text:span text:style-name="T9">- </text:span><text:span text:style-name="T4">Kernel</text:span><text:span text:style-name="T3">:</text:span></text:p>
      <text:p text:style-name="P10"><text:span text:style-name="T3"/></text:p>
      <text:p text:style-name="P26"><text:span text:style-name="T15">A- </text:span><text:span text:style-name="T19">Se encarga de la gestion de la memoria, cpu, la E/S, sistema de archivos, seguridad y permisos y comunicación entre dispositivos (IPC). </text:span><text:span text:style-name="T9">En resumen: el </text:span><text:span text:style-name="Strong_20_Emphasis">Kernel es el núcleo del sistema operativo</text:span><text:span text:style-name="T9">, encargado de ser intermediario entre el hardware y el software, asegurando que los recursos se usen de manera eficiente y segura.</text:span></text:p>
      <text:p text:style-name="P26"><text:span text:style-name="T19"/></text:p>
      <text:p text:style-name="P6"><text:span text:style-name="T22">B- - </text:span><text:span text:style-name="T18">A: Denota versión. Cambia con menor frecuencia. En 1994 (versión 1.0), en 1996 (versión 2.0), etc.</text:span></text:p>
      <text:p text:style-name="P6"><text:span text:style-name="T18">- B: Denota mayor revisión. Antes de la versión 2.6, los números impares indican desarrollo, los pares producción.</text:span></text:p>
      <text:p text:style-name="P6"><text:span text:style-name="T18">- C: Denota menor revisión. Solo cambia cuando hay nuevos drivers o características.</text:span></text:p>
      <text:p text:style-name="P6"><text:soft-page-break/><text:span text:style-name="T18">- D: Cambia cuando se corrige un grave error sin agregar nueva funcionalidad ← Casi no se usa en las ramas 3.x en adelante, viéndose reflejado en C.</text:span></text:p>
      <text:p text:style-name="P15"><text:span text:style-name="T9"/></text:p>
      <text:p text:style-name="P16">C-<text:span text:style-name="T9"> </text:span><text:span text:style-name="T12">Si, es posible, el kernel es solo un paquete del sistema, al instalar un nuevo kernel este no remplaza al anterior, se guarda en /boot. El GRUB detecta automaticamente los kernels disponibles y te deja elegir.</text:span></text:p>
      <text:p text:style-name="P16"><text:span text:style-name="T12"/></text:p>
      <text:p text:style-name="P16"><text:span text:style-name="T34">5</text:span><text:span text:style-name="T33">- </text:span><text:span text:style-name="T36">Interprete de comandos Shell</text:span><text:span text:style-name="T35">:</text:span></text:p>
      <text:p text:style-name="P16"><text:span text:style-name="T35"/></text:p>
      <text:p text:style-name="P18"><text:span text:style-name="T40">A-</text:span><text:span text:style-name="T32"> </text:span><text:span text:style-name="T9">Es un programa que permite a un usuario interactuar con el sistema mediante comandos de texto.</text:span></text:p>
      <text:p text:style-name="P18"><text:span text:style-name="T9"/></text:p>
      <text:p text:style-name="P18">B- <text:span text:style-name="T9">Funciones principales: Recibir ordenes del usuario y ejecutarlas.</text:span></text:p>
      <text:p text:style-name="P18"><text:span text:style-name="T9"/></text:p>
      <text:p text:style-name="P18">C- <text:span text:style-name="T9">Bash: el shell default de muchas distros. Soporta autocompletado, historial, alias.</text:span></text:p>
      <text:p text:style-name="P18"><text:span text:style-name="T9">-Zsh: compatible con bash, pero mas moderno y personalizable. Mejora la autocompletaciones y correcion de errores.</text:span></text:p>
      <text:p text:style-name="P18"><text:span text:style-name="T9">-Fish: shell enfocado en facilidad de uso. Ofrece sugerencias de comandos inteligentes.</text:span></text:p>
      <text:p text:style-name="P18"><text:span text:style-name="T9"/></text:p>
      <text:p text:style-name="P18">D- <text:span text:style-name="T9">Son instrucciones integradas dentro del propio shell, no estan en un archivo del sistema, vienen compiladas dentro del shell (cd, echo, pwd).</text:span></text:p>
      <text:p text:style-name="P18"><text:span text:style-name="T9"/></text:p>
      <text:p text:style-name="P18">E- <text:span text:style-name="T9">Porque el kernel es el corazon del S.O, se encarga de gestionar recursos del hardware, procesos, etc. Shell es el interprete de comandos, osea que es una app de usuario que se ejecuta sobre el S.O.</text:span></text:p>
      <text:p text:style-name="P18"><text:span text:style-name="T9"/></text:p>
      <text:p text:style-name="P18">F- <text:span text:style-name="T9">Si, es posible, cada usuario puede usar un shell distinto, se define en /etc/passwd. No, un usuario puede cambiar/modificar su propio shell. EL root es el que puede cambiar todos e instalarlos.</text:span></text:p>
      <text:p text:style-name="P18"><text:span text:style-name="T9"/></text:p>
      <text:p text:style-name="P14"><text:span text:style-name="T9"><text:s/></text:span></text:p>
      <text:p text:style-name="P17"><text:span text:style-name="T39">6</text:span><text:span text:style-name="T38">- </text:span><text:span text:style-name="T37">El sistema de Archivos (File System) en Linux</text:span><text:span text:style-name="T35">:</text:span></text:p>
      <text:p text:style-name="P17"><text:span text:style-name="T35"/></text:p>
      <text:p text:style-name="P19">A- <text:span text:style-name="T42">Filesystem se traduce como “sistema de archivos”. Es la forma en que dentro de un sistema</text:span></text:p>
      <text:p text:style-name="P19"><text:span text:style-name="T42">de cómputo se organizan y se administran los archivos.</text:span></text:p>
      <text:p text:style-name="P19"><text:span text:style-name="T42"/></text:p>
      <text:p text:style-name="P27"><text:span text:style-name="T28">B- </text:span><text:span text:style-name="T41">La </text:span><text:span text:style-name="Strong_20_Emphasis"><text:span text:style-name="T41">estructura básica de los sistemas de archivos (file system) en GNU/Linux</text:span></text:span><text:span text:style-name="T41"> está organizada en forma de un </text:span><text:span text:style-name="Strong_20_Emphasis"><text:span text:style-name="T41">árbol jerárquico</text:span></text:span><text:span text:style-name="T41"> que parte de un único directorio raíz </text:span><text:span text:style-name="Strong_20_Emphasis"><text:span text:style-name="Source_20_Text"><text:span text:style-name="T41">/</text:span></text:span></text:span><text:span text:style-name="T41">. A partir de ahí, se ramifican los demás directorios y archivos.</text:span><text:span text:style-name="T28"> </text:span></text:p>
      <text:p text:style-name="P20"><text:span text:style-name="T42">En el momento de instalación GNU/Linux crea una estructura de directorios básica, definida</text:span></text:p>
      <text:p text:style-name="P23"><text:span text:style-name="T41">por la Filesystem Hierarchy Standard Group llamada Filesystem Hierarchy Standard (FHS).</text:span></text:p>
      <text:p text:style-name="P23"><text:span text:style-name="T41">FHS define los directorios principales y sus contenidos en el sistema operativo GNU/Linux y</text:span></text:p>
      <text:p text:style-name="P23"><text:span text:style-name="T41">otros sistemas de la familia Unix. Se diseñó originalmente en 1994 para estandarizar el</text:span></text:p>
      <text:p text:style-name="P23"><text:span text:style-name="T41">sistema de archivos de las distribuciones GNU/Linux, basándose en la tradicional</text:span></text:p>
      <text:p text:style-name="P23"><text:span text:style-name="T41">organización de directorios de los sistemas Unix.</text:span></text:p>
      <text:p text:style-name="P23"><text:span text:style-name="T41">En 1995 se amplió el ámbito del estándar a cualquier Unix que se adhiriese</text:span></text:p>
      <text:p text:style-name="P23"><text:span text:style-name="T41">voluntariamente. Todos los archivos y directorios aparecen bajo el directorio raíz /, aunque</text:span></text:p>
      <text:p text:style-name="P23"><text:span text:style-name="T41">se encuentre en distintos dispositivos físicos.</text:span></text:p>
      <text:p text:style-name="P23"><text:span text:style-name="T41"/></text:p>
      <text:p text:style-name="P23"><text:span text:style-name="T41">Ejemplos de directorios definidos por FHS incluyen:</text:span></text:p>
      <text:p text:style-name="P23"><text:span text:style-name="T41"/></text:p>
      <text:p text:style-name="P23"><text:span text:style-name="T41">-/bin: bin es la abreviación de binaries, o ejecutables. Es donde residen la mayoría de los</text:span></text:p>
      <text:p text:style-name="P23"><text:span text:style-name="T41">programas esenciales del sistema, como cp, ls y mv. Por ejemplo, cuando se usa la orden</text:span></text:p>
      <text:p text:style-name="P23"><text:soft-page-break/><text:span text:style-name="T41">cp, se está ejecutando el programa /bin/cp. Si ejecutamos el comando ls -F se verá que la</text:span></text:p>
      <text:p text:style-name="P23"><text:span text:style-name="T41">mayoría de los ficheros de /bin tienen un asterisco añadido al final de sus nombres; esto</text:span></text:p>
      <text:p text:style-name="P23"><text:span text:style-name="T41">indica que son archivos ejecutables.</text:span></text:p>
      <text:p text:style-name="P23"><text:span text:style-name="T41">-/dev: Los archivos en /dev son conocidos como controladores de dispositivo (device drivers)</text:span></text:p>
      <text:p text:style-name="P23"><text:span text:style-name="T41">son usados para acceder a los dispositivos del sistema y recursos, como discos duros,</text:span></text:p>
      <text:p text:style-name="P23"><text:span text:style-name="T41">memoria, etc.</text:span></text:p>
      <text:p text:style-name="P23"><text:span text:style-name="T41"/></text:p>
      <text:p text:style-name="P23"><text:span text:style-name="T41">-/etc: contiene una serie de archivos de configuración del sistema. Estos incluyen</text:span></text:p>
      <text:p text:style-name="P23"><text:span text:style-name="T41"/></text:p>
      <text:p text:style-name="P23"><text:span text:style-name="T41">-/etc/passwd (la base de datos de usuarios), /etc/rc (scripts de inicialización del sistema), etc.</text:span></text:p>
      <text:p text:style-name="P23"><text:span text:style-name="T41"/></text:p>
      <text:p text:style-name="P23"><text:span text:style-name="T41">-/sbin: se usa para almacenar programas esenciales del sistema, que usará el administrador</text:span></text:p>
      <text:p text:style-name="P23"><text:span text:style-name="T41">del sistema.</text:span></text:p>
      <text:p text:style-name="P23"><text:span text:style-name="T41"/></text:p>
      <text:p text:style-name="P23"><text:span text:style-name="T41">-/home: contiene los directorios "home" de los usuarios. Por ejemplo, /home/ISO_CSO es el</text:span></text:p>
      <text:p text:style-name="P23"><text:span text:style-name="T41">directorio del usuario ISO_CSO./lib: contiene las imágenes de las librerías compartidas. Estos archivos contienen código</text:span></text:p>
      <text:p text:style-name="P23"><text:span text:style-name="T41">que compartirán muchos programas. En lugar de que cada programa contenga una copia</text:span></text:p>
      <text:p text:style-name="P23"><text:span text:style-name="T41">propia de las rutinas compartidas, estas son guardadas en un lugar común, en /lib. Esto</text:span></text:p>
      <text:p text:style-name="P23"><text:span text:style-name="T41">hace que los programas ejecutables sean menores y reduce el espacio usado en disco.</text:span></text:p>
      <text:p text:style-name="P23"><text:span text:style-name="T41"/></text:p>
      <text:p text:style-name="P23"><text:span text:style-name="T41">-/proc: es un "sistema de ficheros virtual". Los ficheros que contiene realmente residen en la</text:span></text:p>
      <text:p text:style-name="P23"><text:span text:style-name="T41">memoria, no en un disco. Hacen referencia a varios procesos que corren en el sistema, y le</text:span></text:p>
      <text:p text:style-name="P23"><text:span text:style-name="T41">permiten obtener información acerca de que programas y procesos están corriendo en un</text:span></text:p>
      <text:p text:style-name="P23"><text:span text:style-name="T41">momento dado.</text:span></text:p>
      <text:p text:style-name="P23"><text:span text:style-name="T41"/></text:p>
      <text:p text:style-name="P23"><text:span text:style-name="T41">-/root: Directorio home de root.</text:span></text:p>
      <text:p text:style-name="P23"><text:span text:style-name="T41"/></text:p>
      <text:p text:style-name="P21"><text:span text:style-name="T41">C- </text:span><text:span text:style-name="T42">ext2, ext3, ext4, ReiserFS, XFS.</text:span></text:p>
      <text:p text:style-name="P21"><text:span text:style-name="T42"/></text:p>
      <text:p text:style-name="P21"><text:span text:style-name="T41">D- </text:span><text:span text:style-name="T42">Si, es posible visualizar particiones FAT y NTFS en GNU/Linux.</text:span></text:p>
      <text:p text:style-name="P31"><text:span text:style-name="T42">- </text:span><text:span text:style-name="Strong_20_Emphasis"><text:span text:style-name="T41">FAT (FAT16, FAT32, exFAT):</text:span></text:span></text:p>
      <text:list text:style-name="L1">
        <text:list-item>
          <text:p text:style-name="P29">Están soportadas de forma nativa en casi todas las distribuciones.</text:p>
        </text:list-item>
        <text:list-item>
          <text:p text:style-name="P29">Se montan automáticamente cuando conectás un pendrive, tarjeta SD o disco externo.</text:p>
        </text:list-item>
        <text:list-item>
          <text:p text:style-name="P29">Linux puede <text:span text:style-name="Strong_20_Emphasis">leer y escribir</text:span> en FAT sin problemas.</text:p>
        </text:list-item>
      </text:list>
      <text:p text:style-name="Text_20_body"><text:span text:style-name="Strong_20_Emphasis">- </text:span><text:span text:style-name="Strong_20_Emphasis"><text:span text:style-name="T23">NTFS (Windows):</text:span></text:span></text:p>
      <text:list text:style-name="L2">
        <text:list-item>
          <text:p text:style-name="P30">No era totalmente soportado de forma nativa, pero hoy en día se maneja con el driver <text:span text:style-name="Strong_20_Emphasis"><text:span text:style-name="Source_20_Text">ntfs-3g</text:span></text:span> (en modo FUSE) o con el nuevo módulo <text:span text:style-name="Strong_20_Emphasis"><text:span text:style-name="Source_20_Text">ntfs3</text:span></text:span> incluido en el kernel Linux moderno.</text:p>
        </text:list-item>
        <text:list-item>
          <text:p text:style-name="P30">Permite <text:span text:style-name="Strong_20_Emphasis">leer y escribir</text:span> en particiones NTFS.</text:p>
        </text:list-item>
      </text:list>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oft-page-break/><text:span text:style-name="T9">7- </text:span><text:span text:style-name="T1">Particiones:</text:span></text:p>
      <text:p text:style-name="P24"/>
      <text:p text:style-name="P21">A- <text:span text:style-name="T13">Es una forma de dividir logicamente el disco. Tipos de particiones:</text:span></text:p>
      <text:p text:style-name="P21"><text:span text:style-name="T13">- Primaria: division cruda del disco (max 4 x disco). Se almacena informacion de la misma MBR.</text:span></text:p>
      <text:p text:style-name="P21"><text:span text:style-name="T13">- Extendida: sirve para contener unidades logicas en su interior. Solo puede existir una particion de este tipo por disco. No se define un tipo de FS.</text:span></text:p>
      <text:p text:style-name="P21"><text:span text:style-name="T13">- Logica: ocupa la totalidad o parte de la particion extendida y se le define un tipo de FS. Las particiones de este tipo se conectan como una lista enlazada.</text:span></text:p>
      <text:p text:style-name="P21"><text:span text:style-name="T13"/></text:p>
      <text:p text:style-name="P12"><text:span text:style-name="T26">Ventajas:</text:span></text:p>
      <text:p text:style-name="P12"><text:span text:style-name="T26">- Organizacion: separar el sistema operativo, programa y datos.</text:span></text:p>
      <text:p text:style-name="P12"><text:span text:style-name="T26">- Seguridad: si se daña 1 particion, las otras pueden quedar intactas.</text:span></text:p>
      <text:p text:style-name="P12"><text:span text:style-name="T26">- Multi-Boot: posibilidad de instalar varios S.O en un mismo disco.</text:span></text:p>
      <text:p text:style-name="P12"><text:span text:style-name="T26">- Respaldos y mantenimiento mas simple.</text:span></text:p>
      <text:p text:style-name="P12"><text:span text:style-name="T26"/></text:p>
      <text:p text:style-name="P12"><text:span text:style-name="T26">Desventajas:</text:span></text:p>
      <text:p text:style-name="P12"><text:span text:style-name="T26">- Espacio mal aprovechado: si una particion se llena y otra queda vacia, no se comparte dinamicamente.</text:span></text:p>
      <text:p text:style-name="P12"><text:span text:style-name="T26">- Rendimiento: un disco muy fragmentado en varias particiones puede generar mas movmientos del cabezal.</text:span></text:p>
      <text:p text:style-name="P12"><text:span text:style-name="T26">- En MBR: limitacion de 4 particiones primarias.</text:span></text:p>
      <text:p text:style-name="P12"><text:span text:style-name="T26"/></text:p>
      <text:p text:style-name="P28"><text:span text:style-name="T16">B</text:span><text:span text:style-name="T17">-</text:span><text:span text:style-name="T20"> </text:span><text:span text:style-name="T26">En Linux, los discos y particiones se identifican como </text:span><text:span text:style-name="Strong_20_Emphasis"><text:span text:style-name="T24">archivos de dispositivos</text:span></text:span><text:span text:style-name="T26"> en el directorio </text:span><text:span text:style-name="Source_20_Text"><text:span text:style-name="T26">/dev/</text:span></text:span><text:span text:style-name="T26">.</text:span></text:p>
      <text:list text:style-name="L3">
        <text:list-item>
          <text:p text:style-name="P33"><text:span text:style-name="Strong_20_Emphasis">Discos IDE (antiguos):</text:span> <text:span text:style-name="Source_20_Text">hd[a-d]</text:span></text:p>
          <text:list>
            <text:list-item>
              <text:p text:style-name="P32">Ejemplo: <text:span text:style-name="Source_20_Text">/dev/hda</text:span>, <text:span text:style-name="Source_20_Text">/dev/hdb</text:span>.</text:p>
            </text:list-item>
            <text:list-item>
              <text:p text:style-name="P33">Sus particiones: <text:span text:style-name="Source_20_Text">/dev/hda1</text:span>, <text:span text:style-name="Source_20_Text">/dev/hda2</text:span>, etc.</text:p>
            </text:list-item>
          </text:list>
        </text:list-item>
        <text:list-item>
          <text:p text:style-name="P33"><text:span text:style-name="Strong_20_Emphasis">Discos SCSI y SATA (actuales):</text:span> <text:span text:style-name="Source_20_Text">sd[a-z]</text:span></text:p>
          <text:list>
            <text:list-item>
              <text:p text:style-name="P32">Ejemplo: <text:span text:style-name="Source_20_Text">/dev/sda</text:span>, <text:span text:style-name="Source_20_Text">/dev/sdb</text:span>.</text:p>
            </text:list-item>
            <text:list-item>
              <text:p text:style-name="P32">Sus particiones: <text:span text:style-name="Source_20_Text">/dev/sda1</text:span>, <text:span text:style-name="Source_20_Text">/dev/sda2</text:span>, etc.</text:p>
            </text:list-item>
          </text:list>
        </text:list-item>
        <text:list-item>
          <text:p text:style-name="P32"><text:span text:style-name="Strong_20_Emphasis">NVMe (discos modernos SSD):</text:span> <text:span text:style-name="Source_20_Text">nvme[0-9]n[1-9]p[1-9]</text:span></text:p>
          <text:list>
            <text:list-item>
              <text:p text:style-name="P33">Ejemplo: <text:span text:style-name="Source_20_Text">/dev/nvme0n1p1</text:span> (primer disco, primera partición).<text:span text:style-name="T20"> </text:span></text:p>
            </text:list-item>
          </text:list>
        </text:list-item>
      </text:list>
      <text:p text:style-name="P21"><text:span text:style-name="T42"/></text:p>
      <text:p text:style-name="P28"><text:span text:style-name="T29">C- -</text:span><text:span text:style-name="T42"> </text:span><text:span text:style-name="Strong_20_Emphasis"><text:span text:style-name="T41">Mínimo absoluto:</text:span></text:span></text:p>
      <text:list text:style-name="L4">
        <text:list-item>
          <text:p text:style-name="P34"><text:span text:style-name="Strong_20_Emphasis"><text:span text:style-name="Source_20_Text">/</text:span></text:span><text:span text:style-name="Strong_20_Emphasis"> (raíz)</text:span> → Necesaria para que arranque el sistema.</text:p>
          <text:list>
            <text:list-item>
              <text:p text:style-name="P34">Tipo: primaria o lógica</text:p>
            </text:list-item>
            <text:list-item>
              <text:p text:style-name="P34">FS: <text:span text:style-name="Source_20_Text">ext4</text:span> (el más común)</text:p>
            </text:list-item>
            <text:list-item>
              <text:p text:style-name="P34">Punto de montaje: <text:span text:style-name="Source_20_Text">/</text:span></text:p>
            </text:list-item>
          </text:list>
        </text:list-item>
      </text:list>
      <text:p text:style-name="Text_20_body"><text:span text:style-name="Strong_20_Emphasis">- Recomendado:</text:span></text:p>
      <text:list text:style-name="L5">
        <text:list-item>
          <text:p text:style-name="P35"><text:span text:style-name="Strong_20_Emphasis"><text:span text:style-name="Source_20_Text">/</text:span></text:span><text:span text:style-name="Strong_20_Emphasis"> (raíz)</text:span> → contiene el sistema operativo.</text:p>
          <text:list>
            <text:list-item>
              <text:p text:style-name="P35">Tipo: primaria</text:p>
            </text:list-item>
            <text:list-item>
              <text:p text:style-name="P35"><text:soft-page-break/>FS: <text:span text:style-name="Source_20_Text">ext4</text:span></text:p>
            </text:list-item>
            <text:list-item>
              <text:p text:style-name="P35">Montaje: <text:span text:style-name="Source_20_Text">/</text:span></text:p>
            </text:list-item>
          </text:list>
        </text:list-item>
        <text:list-item>
          <text:p text:style-name="P35"><text:span text:style-name="Strong_20_Emphasis"><text:span text:style-name="Source_20_Text">swap</text:span></text:span> → espacio de intercambio (cuando falta RAM).</text:p>
          <text:list>
            <text:list-item>
              <text:p text:style-name="P35">Tipo: primaria o lógica</text:p>
            </text:list-item>
            <text:list-item>
              <text:p text:style-name="P35">FS: <text:span text:style-name="Source_20_Text">swap</text:span></text:p>
            </text:list-item>
            <text:list-item>
              <text:p text:style-name="P35">Montaje: área de swap</text:p>
            </text:list-item>
          </text:list>
        </text:list-item>
      </text:list>
      <text:p text:style-name="Text_20_body">Opcionales pero muy comunes:</text:p>
      <text:list text:style-name="L6">
        <text:list-item>
          <text:p text:style-name="P36"><text:span text:style-name="Strong_20_Emphasis"><text:span text:style-name="Source_20_Text">/home</text:span></text:span> → datos de usuarios separados del sistema.</text:p>
          <text:list>
            <text:list-item>
              <text:p text:style-name="P36">Tipo: primaria o lógica</text:p>
            </text:list-item>
            <text:list-item>
              <text:p text:style-name="P36">FS: <text:span text:style-name="Source_20_Text">ext4</text:span>, <text:span text:style-name="Source_20_Text">xfs</text:span>, <text:span text:style-name="Source_20_Text">btrfs</text:span></text:p>
            </text:list-item>
            <text:list-item>
              <text:p text:style-name="P36">Montaje: <text:span text:style-name="Source_20_Text">/home</text:span></text:p>
            </text:list-item>
          </text:list>
        </text:list-item>
        <text:list-item>
          <text:p text:style-name="P36"><text:span text:style-name="Strong_20_Emphasis"><text:span text:style-name="Source_20_Text">/boot</text:span></text:span> → archivos de arranque (a veces obligatoria en sistemas con EFI o configuraciones especiales).</text:p>
          <text:list>
            <text:list-item>
              <text:p text:style-name="P36">Tipo: primaria</text:p>
            </text:list-item>
            <text:list-item>
              <text:p text:style-name="P36">FS: <text:span text:style-name="Source_20_Text">ext4</text:span> o <text:span text:style-name="Source_20_Text">vfat</text:span> (si es EFI)</text:p>
            </text:list-item>
            <text:list-item>
              <text:p text:style-name="P36">Montaje: <text:span text:style-name="Source_20_Text">/boot</text:span> o <text:span text:style-name="Source_20_Text">/boot/efi</text:span></text:p>
            </text:list-item>
          </text:list>
        </text:list-item>
      </text:list>
      <text:p text:style-name="P22"><text:span text:style-name="T41"/></text:p>
      <text:p text:style-name="P28"><text:span text:style-name="T29">D- -</text:span><text:span text:style-name="T41"> </text:span><text:span text:style-name="Strong_20_Emphasis"><text:span text:style-name="T41">Caso 1: Usuario básico (PC personal)</text:span></text:span></text:p>
      <text:list text:style-name="L7">
        <text:list-item>
          <text:p text:style-name="P37"><text:span text:style-name="Source_20_Text">/</text:span> → ext4 (20–30 GB)</text:p>
        </text:list-item>
        <text:list-item>
          <text:p text:style-name="P37"><text:span text:style-name="Source_20_Text">swap</text:span> → 2–4 GB (depende de la RAM)</text:p>
        </text:list-item>
        <text:list-item>
          <text:p text:style-name="P37"><text:span text:style-name="Source_20_Text">/home</text:span> → resto del disco</text:p>
        </text:list-item>
      </text:list>
      <text:p text:style-name="Text_20_body">- <text:span text:style-name="Strong_20_Emphasis">Caso 2: Servidor web</text:span></text:p>
      <text:list text:style-name="L8">
        <text:list-item>
          <text:p text:style-name="P38"><text:span text:style-name="Source_20_Text">/</text:span> → ext4 (20 GB)</text:p>
        </text:list-item>
        <text:list-item>
          <text:p text:style-name="P38"><text:span text:style-name="Source_20_Text">/home</text:span> → (si hay varios usuarios)</text:p>
        </text:list-item>
        <text:list-item>
          <text:p text:style-name="P38"><text:span text:style-name="Source_20_Text">/var</text:span> → xfs/ext4 (logs, bases de datos, webs)</text:p>
        </text:list-item>
        <text:list-item>
          <text:p text:style-name="P38"><text:span text:style-name="Source_20_Text">/tmp</text:span> → ext4 (aislar temporales por seguridad)</text:p>
        </text:list-item>
        <text:list-item>
          <text:p text:style-name="P38"><text:span text:style-name="Source_20_Text">swap</text:span> → proporcional a RAM</text:p>
        </text:list-item>
      </text:list>
      <text:p text:style-name="Text_20_body"><text:span text:style-name="Strong_20_Emphasis">- Caso 3: Sistema con arranque dual (Windows + Linux)</text:span></text:p>
      <text:list text:style-name="L9">
        <text:list-item>
          <text:p text:style-name="P39">Partición NTFS (Windows)</text:p>
        </text:list-item>
        <text:list-item>
          <text:p text:style-name="P39"><text:span text:style-name="Source_20_Text">/</text:span> ext4 (Linux)</text:p>
        </text:list-item>
        <text:list-item>
          <text:p text:style-name="P39"><text:span text:style-name="Source_20_Text">swap</text:span></text:p>
        </text:list-item>
        <text:list-item>
          <text:p text:style-name="P39"><text:span text:style-name="Source_20_Text">/home</text:span> (opcional, para aislar datos)</text:p>
        </text:list-item>
      </text:list>
      <text:p text:style-name="P22"><text:soft-page-break/><text:span text:style-name="T41"/></text:p>
      <text:p text:style-name="P22"><text:span text:style-name="T41"/></text:p>
      <text:p text:style-name="P28"><text:span text:style-name="T29">E- </text:span><text:span text:style-name="T30">- </text:span><text:span text:style-name="Strong_20_Emphasis"><text:span text:style-name="Source_20_Text"><text:span text:style-name="T42">fdisk</text:span></text:span></text:span><text:span text:style-name="T42"> → clásico, modo texto, para MBR.</text:span></text:p>
      <text:p text:style-name="P28"><text:span text:style-name="Source_20_Text"><text:span text:style-name="Strong_20_Emphasis"><text:span text:style-name="T42">- </text:span></text:span></text:span><text:span text:style-name="Strong_20_Emphasis"><text:span text:style-name="Source_20_Text"><text:span text:style-name="T9">gdisk</text:span></text:span></text:span><text:span text:style-name="T9"> → versión para GPT (discos grandes, modernos).</text:span></text:p>
      <text:p text:style-name="P28"><text:span text:style-name="Strong_20_Emphasis"><text:span text:style-name="Source_20_Text"><text:span text:style-name="T9">- parted</text:span></text:span></text:span><text:span text:style-name="T9"> → más flexible, soporta MBR y GPT.</text:span></text:p>
      <text:p text:style-name="P28"><text:span text:style-name="Strong_20_Emphasis"><text:span text:style-name="Source_20_Text"><text:span text:style-name="T9">- gparted</text:span></text:span></text:span><text:span text:style-name="T9"> → versión gráfica de </text:span><text:span text:style-name="Source_20_Text"><text:span text:style-name="T9">parted</text:span></text:span><text:span text:style-name="T9">. Muy usado en distribuciones live.</text:span></text:p>
      <text:p text:style-name="P28"><text:span text:style-name="Strong_20_Emphasis"><text:span text:style-name="Source_20_Text"><text:span text:style-name="T9">- cfdisk</text:span></text:span></text:span> → interfaz en modo texto más amigable que <text:span text:style-name="Source_20_Text">fdisk</text:span>.</text:p>
      <text:p text:style-name="P22"><text:span text:style-name="T41"/></text:p>
      <text:p text:style-name="P8"><text:span text:style-name="T2"/></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5T19:43:31.636149084</meta:creation-date>
    <dc:date>2025-08-25T22:08:00.377509860</dc:date>
    <meta:editing-duration>PT6M51S</meta:editing-duration>
    <meta:editing-cycles>2</meta:editing-cycles>
    <meta:generator>LibreOffice/24.2.7.2$Linux_X86_64 LibreOffice_project/420$Build-2</meta:generator>
    <meta:document-statistic meta:table-count="0" meta:image-count="0" meta:object-count="0" meta:page-count="7" meta:paragraph-count="168" meta:word-count="2085" meta:character-count="12527" meta:non-whitespace-character-count="10643"/>
  </office:meta>
</office:document-meta>
</file>